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85f68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85f68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85f68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5692e" officeooo:paragraph-rsid="0095692e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5692e" officeooo:paragraph-rsid="0095692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5692e" officeooo:paragraph-rsid="0095692e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aa08" officeooo:paragraph-rsid="0098aa0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8aa08" officeooo:paragraph-rsid="0098aa08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fo:font-weight="bold" officeooo:rsid="004b8878" style:font-weight-asian="bold" style:font-weight-complex="bold"/>
    </style:style>
    <style:style style:name="T3" style:family="text">
      <style:text-properties fo:font-weight="bold" officeooo:rsid="0063d7bc" style:font-weight-asian="bold" style:font-weight-complex="bold"/>
    </style:style>
    <style:style style:name="T4" style:family="text">
      <style:text-properties fo:font-weight="bold" officeooo:rsid="0030263c" style:font-weight-asian="bold" style:font-weight-complex="bold"/>
    </style:style>
    <style:style style:name="T5" style:family="text">
      <style:text-properties fo:font-weight="bold" officeooo:rsid="008eb0fe" style:font-weight-asian="bold" style:font-weight-complex="bold"/>
    </style:style>
    <style:style style:name="T6" style:family="text">
      <style:text-properties fo:font-weight="bold" officeooo:rsid="0095692e" style:font-weight-asian="bold" style:font-weight-complex="bold"/>
    </style:style>
    <style:style style:name="T7" style:family="text">
      <style:text-properties fo:font-weight="bold" officeooo:rsid="00978cf5" style:font-weight-asian="bold" style:font-weight-complex="bold"/>
    </style:style>
    <style:style style:name="T8" style:family="text">
      <style:text-properties fo:font-weight="bold" officeooo:rsid="0098aa08" style:font-weight-asian="bold" style:font-weight-complex="bold"/>
    </style:style>
    <style:style style:name="T9" style:family="text">
      <style:text-properties officeooo:rsid="00959c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1">xx</text:span> - Controls</text:p>
          </table:table-cell>
          <table:table-cell table:style-name="Table2.A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D1" office:value-type="string">
            <text:p text:style-name="P2">4xx - A2A</text:p>
          </table:table-cell>
          <table:table-cell table:style-name="Table2.D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3"><text:span text:style-name="T2">3</text:span><text:span text:style-name="T3">0</text:span><text:span text:style-name="T7">3</text:span><text:span text:style-name="T4"> - </text:span><text:span text:style-name="T2">Flight - </text:span><text:span text:style-name="T5">D</text:span><text:span text:style-name="T6">rone video feed</text:span><text:span text:style-name="T8">, Fuel management</text:span></text:p>
      <text:p text:style-name="P4"/>
      <text:p text:style-name="P5">Drone video feed<text:span text:style-name="T9"> -- WIP</text:span></text:p>
      <text:list text:style-name="L1">
        <text:list-item>
          <text:p text:style-name="P6">On CPG MFD, press INIT button on bottom center of frame.</text:p>
        </text:list-item>
        <text:list-item>
          <text:p text:style-name="P6">Line Up and Line Down OSBs to select drone, then SELECT OSB??</text:p>
        </text:list-item>
        <text:list-item>
          <text:p text:style-name="P6">PAGE OSB to change page to windowed drone video, then full screen drone video.</text:p>
        </text:list-item>
        <text:list-item>
          <text:p text:style-name="P6">more info TODO...</text:p>
        </text:list-item>
      </text:list>
      <text:p text:style-name="P7"/>
      <text:p text:style-name="P9">Fuel Management</text:p>
      <text:list xml:id="list2114655260" text:style-name="L2">
        <text:list-item>
          <text:p text:style-name="P8">See detailed data about fuel burn rate and time remaining on INITIAL PAGE &gt; FUEL MANAGEMENT OSB.</text:p>
        </text:list-item>
        <text:list-item>
          <text:p text:style-name="P8">Set bingo on that page by pressing SET BINGO button to increment through ti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6T07:59:38.503000000</dc:date>
    <meta:editing-duration>P1DT18H38M53S</meta:editing-duration>
    <meta:editing-cycles>11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5" meta:word-count="111" meta:character-count="551" meta:non-whitespace-character-count="461"/>
  </office:meta>
</office:document-meta>
</file>